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Heading_20_1">
      <style:paragraph-properties fo:margin-top="0.423cm" fo:margin-bottom="0.212cm" fo:keep-with-next="always"/>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CoCivium Main Root README.md, we may wish to restructure the call to action section, which should always use the word Contributor with an initial capital to show respect, and avoid using the word where it will be seen as a call to sponsor like in the section title. <text:s/>For example, we could list fewer ways to start contributing by wrapping some of the ways into a learning path for the default quick method that ends up being the Expert method as users add functionality and experience: </text:p>
      <text:p text:style-name="Standard"/>
      <text:list xml:id="list6569246801927302900" text:style-name="L1">
        <text:list-item>
          <text:p text:style-name="P1"><text:span text:style-name="T1">Quick: </text:span>Edit and auto-submit a CoCivium template to propose your best ideas: &lt;issue card&gt;, &lt;idea card&gt;, &lt;discussion card&gt;, &lt;whatever, just make each card name clearldelineate its purpose&gt;, CoCivium will further empower you to act as an Expert and receive Contributor certifications (e.g. the Civic Architect award (ChatGPT: this is one of several status badges auto-awarded to non-stewards, but only if Contributors register an ID with CoCivium that we can RepTag. <text:s/>And maybe only RepTagged ID's get asked to vote on the more contentious issues, using CoCivium's sophisticated yet simple to explain/label voting engine, which allows progressive decision re framing, RepTag-meritocratic vote-weighting, and compromise-decision outcomes?). </text:p>
          <text:p text:style-name="P1"/>
        </text:list-item>
        <text:list-item>
          <text:p text:style-name="P1"><text:span text:style-name="T1">Easy</text:span>: Mention CoCivium online anywhere you discuss best ideas, (CoCivium will pull it in and offer it up as a proposal that other Contributors may refine)</text:p>
          <text:p text:style-name="P1"/>
        </text:list-item>
        <text:list-item>
          <text:p text:style-name="P1"><text:span text:style-name="T1">Engaging: </text:span>Contribute your best ideas via the CoCivium website's Chat forum: &lt;website link&gt; <text:s/>ChatGPT: a lot of GroupBuild functionality might be reusable here, and eventually paid for in some way that allows it to remain eternally-owned by the CoCivium community even if GroupBuild changes ownership. </text:p>
          <text:p text:style-name="P1"><text:span text:style-name="T1"/></text:p>
        </text:list-item>
        <text:list-item>
          <text:p text:style-name="P1"><text:span text:style-name="T1">Expert</text:span>: Upgrade your Contribution Environment, download an open-source workbench app that auto-uninstalls as you end your Contribution session: <text:s/>&lt;CoAgent Windows&gt;, &lt;CoAgent Android&gt;, &lt;CoAgent iOS/iPadOS&gt;, etc...</text:p>
        </text:list-item>
      </text:list>
      <text:p text:style-name="Standard"/>
      <text:p text:style-name="Standard">ChatGPT: CoAgent needs to cover most of the bases, here are some notes to consider:</text:p>
      <text:p text:style-name="Standard"/>
      <text:h text:style-name="P8" text:outline-level="1"><text:s/>P0 (must-have at launch)</text:h>
      <text:list xml:id="list5165358785872572207" text:style-name="L2">
        <text:list-item>
          <text:p text:style-name="P2"><text:span text:style-name="Strong_20_Emphasis">Windows 11/10 (amd64, arm64 via emu)</text:span> — PS7 is native here; integrate with Task Scheduler, WinCred/DPAPI, Winget/MSIX.</text:p>
        </text:list-item>
        <text:list-item>
          <text:p text:style-name="P2"><text:span text:style-name="Strong_20_Emphasis">macOS 13+ Ventura/14+ Sonoma (arm64 + x86_64)</text:span> — LaunchAgents/Daemons, Keychain, Homebrew/.pkg.</text:p>
        </text:list-item>
        <text:list-item>
          <text:p text:style-name="P2"><text:span text:style-name="Strong_20_Emphasis">Ubuntu LTS 22.04/24.04 (amd64, arm64)</text:span> — systemd services, Secret Service (libsecret/gnome-keyring), <text:span text:style-name="Source_20_Text">.deb</text:span> + Docker.</text:p>
        </text:list-item>
      </text:list>
      <text:h text:style-name="Heading_20_1" text:outline-level="1"><text:soft-page-break/>P1 (strong follow-ons)</text:h>
      <text:list xml:id="list4834493650521432497" text:style-name="L3">
        <text:list-item>
          <text:p text:style-name="P3"><text:span text:style-name="Strong_20_Emphasis">iOS/iPadOS 16+</text:span> — companion app for capture/notifications; Keychain; background tasks within iOS limits.</text:p>
        </text:list-item>
        <text:list-item>
          <text:p text:style-name="P3"><text:span text:style-name="Strong_20_Emphasis">Android 12+/13+</text:span> — companion app; WorkManager; Keystore.</text:p>
        </text:list-item>
        <text:list-item>
          <text:p text:style-name="P3"><text:span text:style-name="Strong_20_Emphasis">RHEL 9 / Rocky 9</text:span> — enterprise Linux parity; <text:span text:style-name="Source_20_Text">.rpm</text:span> + systemd.</text:p>
        </text:list-item>
      </text:list>
      <text:h text:style-name="Heading_20_1" text:outline-level="1">P2 (nice-to-have / edge &amp; edu)</text:h>
      <text:list xml:id="list576337410235815077" text:style-name="L4">
        <text:list-item>
          <text:p text:style-name="P4"><text:span text:style-name="Strong_20_Emphasis">Debian 12 Bookworm</text:span> — broad server/desktop base.</text:p>
        </text:list-item>
        <text:list-item>
          <text:p text:style-name="P4"><text:span text:style-name="Strong_20_Emphasis">ChromeOS (Crostini + Android)</text:span> — reach schools; run Linux build or Android companion.</text:p>
        </text:list-item>
        <text:list-item>
          <text:p text:style-name="P4"><text:span text:style-name="Strong_20_Emphasis">Raspberry Pi OS (arm64)</text:span> — low-cost edge nodes and demos.</text:p>
        </text:list-item>
        <text:list-item>
          <text:p text:style-name="P4"><text:span text:style-name="Strong_20_Emphasis">Windows Server 2022 / Ubuntu Server</text:span> — headless deployments.</text:p>
        </text:list-item>
      </text:list>
      <text:h text:style-name="Heading_20_1" text:outline-level="1">Architectures to support</text:h>
      <text:list xml:id="list6167724943360578014" text:style-name="L5">
        <text:list-item>
          <text:p text:style-name="P5"><text:span text:style-name="Strong_20_Emphasis">amd64/x86_64</text:span> everywhere.</text:p>
        </text:list-item>
        <text:list-item>
          <text:p text:style-name="P5"><text:span text:style-name="Strong_20_Emphasis">arm64/aarch64</text:span> (Apple Silicon, Pi, modern servers).</text:p>
        </text:list-item>
      </text:list>
      <text:h text:style-name="Heading_20_1" text:outline-level="1">Why this cut</text:h>
      <text:list xml:id="list5757147786525734831" text:style-name="L6">
        <text:list-item>
          <text:p text:style-name="P6">Covers &gt;95% of developer desktops (Win/mac/Ubuntu).</text:p>
        </text:list-item>
        <text:list-item>
          <text:p text:style-name="P6">Gives you a <text:span text:style-name="Strong_20_Emphasis">mobile capture/notify surface</text:span> without blocking desktop agent maturity.</text:p>
        </text:list-item>
        <text:list-item>
          <text:p text:style-name="P6">Keeps ops simple (systemd/LaunchAgent/Task Scheduler) while enabling <text:span text:style-name="Strong_20_Emphasis">containerized</text:span> runs for CI/CD and servers.</text:p>
        </text:list-item>
      </text:list>
      <text:h text:style-name="Heading_20_1" text:outline-level="1">Integration surfaces (per family)</text:h>
      <text:list xml:id="list8591618126028404923" text:style-name="L7">
        <text:list-item>
          <text:p text:style-name="P7"><text:span text:style-name="Strong_20_Emphasis">Secrets:</text:span> WinCred/DPAPI · macOS Keychain · Secret Service/gnome-keyring/kwallet · iOS Keychain · Android Keystore.</text:p>
        </text:list-item>
        <text:list-item>
          <text:p text:style-name="P7"><text:span text:style-name="Strong_20_Emphasis">Autostart:</text:span> Task Scheduler/Run keys · LaunchAgents/Daemons · systemd user/services · Mobile background tasks.</text:p>
        </text:list-item>
        <text:list-item>
          <text:p text:style-name="P7"><text:span text:style-name="Strong_20_Emphasis">Distribution:</text:span> Winget/MSIX · Homebrew/.pkg · <text:span text:style-name="Source_20_Text">.deb</text:span>/<text:span text:style-name="Source_20_Text">.rpm</text:span> + repo · Play/App Store (later TestFlight/closed track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5T12:25:17.09</meta:creation-date>
    <meta:generator>OpenOffice/4.1.15$Win32 OpenOffice.org_project/4115m2$Build-9813</meta:generator>
    <dc:date>2025-09-05T13:08:58.34</dc:date>
    <dc:creator>Rick Ballard</dc:creator>
    <meta:document-statistic meta:table-count="0" meta:image-count="0" meta:object-count="0" meta:page-count="2" meta:paragraph-count="30" meta:word-count="539" meta:character-count="3584"/>
    <meta:editing-duration>PT43M42S</meta:editing-duration>
    <meta:editing-cycles>1</meta:editing-cycles>
  </office:meta>
</office:document-meta>
</file>